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tyle="normal" style:text-underline-style="none" style:font-style-asian="normal"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text-underline-style="none"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latie</text:p>
      <text:p text:style-name="P1"/>
      <text:p text:style-name="P1">Om Bol.com orders te kunnen importeren in de backoffice van MyParcel, heb je de API keys voor productie nodig. Deze kun je vinden in je Bol.com account als je klikt op je accountnaam rechtsboven in het scherm en vervolgens op 'Instellingen'. Kies daarna onder 'Diensten' voor 'API Instellingen'. Vul hier de gegevens in de technische contactpersoon en klik op 'Opslaan'. Scroll daarna verder naar beneden tot je 'Ik wil mijn oude API keys inzien' ziet staan. Zet dit op 'Ja'. Genereer de API keys voor <text:span text:style-name="T2">productie</text:span><text:span text:style-name="T3"> en kopieer deze. </text:span></text:p>
      <text:p text:style-name="P2"/>
      <text:p text:style-name="P2">Open de backoffice van MyParcel en kies voor 'Support' en dan 'Integratie'. Scroll een stukje naar beneden tot 'Externe koppelingen' en klik op 'Bol.com'. Hier kun je de public en de private key vanuit Bol.com plakken en opslaan.</text:p>
      <text:p text:style-name="P2"/>
      <text:p text:style-name="P2">Gebruik</text:p>
      <text:p text:style-name="P2">Er verschijnt een nieuwe knop in het zendingoverzicht, 'Importeer externe orders'. Wanneer er bestellingen zijn geplaatst in je Bol.com-account, zul je de zendingen hier kunnen selecteren en importeren. </text:p>
      <text:p text:style-name="P2"/>
      <text:p text:style-name="P2">FAQ</text:p>
      <text:p text:style-name="P2">“Waarom kan ik maar 25 zendingen per keer importeren?” </text:p>
      <text:p text:style-name="P2"/>
      <text:p text:style-name="P2">“Ik zie geen nieuwe zendingen als ik op 'Importeer externe zendingen' klik. Hoe komt dit?”</text:p>
      <text:p text:style-name="P2"/>
      <text:p text:style-name="P2">“Ik wil het pakkettype aanpassen van de zending, hoe doe ik dit?”</text:p>
      <text:p text:style-name="P2"/>
      <text:p text:style-name="P2">“Welk pakkettype krijgen mijn zendingen?” </text:p>
      <text:p text:style-name="P2"/>
      <text:p text:style-name="P2">“Mijn oudere zendingen zijn niet beschikbaar. Hoe kan ik deze importeren?” </text:p>
      <text:p text:style-name="P2"/>
      <text:p text:style-name="P2"><text:s text:c="2"/></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kita Verhoeven</meta:initial-creator>
    <meta:creation-date>2019-12-19T18:16:23</meta:creation-date>
    <dc:date>2019-12-31T13:46:48</dc:date>
    <dc:creator>Nikita Verhoeven</dc:creator>
    <meta:editing-duration>P4DT4H13M12S</meta:editing-duration>
    <meta:editing-cycles>2</meta:editing-cycles>
    <meta:generator>OpenOffice/4.1.6$Unix OpenOffice.org_project/416m1$Build-9790</meta:generator>
    <meta:document-statistic meta:table-count="0" meta:image-count="0" meta:object-count="0" meta:page-count="1" meta:paragraph-count="12" meta:word-count="215" meta:character-count="1311"/>
  </office:meta>
</office:document-meta>
</file>